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c8742" officeooo:paragraph-rsid="000c8742"/>
    </style:style>
    <style:style style:name="P2" style:family="paragraph" style:parent-style-name="Table_20_Contents">
      <style:paragraph-properties fo:text-align="end" style:justify-single-word="false"/>
      <style:text-properties officeooo:rsid="000c8742" officeooo:paragraph-rsid="000c8742"/>
    </style:style>
    <style:style style:name="P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0c8742" officeooo:paragraph-rsid="000c8742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  <style:text-properties officeooo:paragraph-rsid="001561f5"/>
    </style:style>
    <style:style style:name="P6" style:family="paragraph" style:parent-style-name="Text_20_body" style:list-style-name="L1">
      <style:paragraph-properties fo:margin-left="0in" fo:margin-right="0in" fo:text-indent="0in" style:auto-text-indent="false"/>
      <style:text-properties fo:font-style="italic" officeooo:rsid="000faeb1" officeooo:paragraph-rsid="000faeb1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d803" style:font-style-asian="italic" style:font-style-complex="italic"/>
    </style:style>
    <style:style style:name="T3" style:family="text">
      <style:text-properties fo:font-style="italic" officeooo:rsid="001561f5" style:font-style-asian="italic" style:font-style-complex="italic"/>
    </style:style>
    <style:style style:name="T4" style:family="text">
      <style:text-properties fo:font-style="italic" officeooo:rsid="001693e7" style:font-style-asian="italic" style:font-style-complex="italic"/>
    </style:style>
    <style:style style:name="T5" style:family="text">
      <style:text-properties fo:font-style="italic" officeooo:rsid="000faeb1" style:font-style-asian="italic" style:font-style-complex="italic"/>
    </style:style>
    <style:style style:name="T6" style:family="text">
      <style:text-properties fo:font-style="italic" officeooo:rsid="00173626" style:font-style-asian="italic" style:font-style-complex="italic"/>
    </style:style>
    <style:style style:name="T7" style:family="text">
      <style:text-properties fo:font-style="italic" officeooo:rsid="0018ee5d" style:font-style-asian="italic" style:font-style-complex="italic"/>
    </style:style>
    <style:style style:name="T8" style:family="text">
      <style:text-properties fo:font-style="italic" officeooo:rsid="00193614" style:font-style-asian="italic" style:font-style-complex="italic"/>
    </style:style>
    <style:style style:name="T9" style:family="text">
      <style:text-properties fo:font-style="italic" officeooo:rsid="001b1ab6" style:font-style-asian="italic" style:font-style-complex="italic"/>
    </style:style>
    <style:style style:name="T10" style:family="text">
      <style:text-properties fo:font-style="normal" officeooo:rsid="001b1ab6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aniel Berry</text:p>
            <text:p text:style-name="P1">HCC 6600</text:p>
          </table:table-cell>
          <table:table-cell table:style-name="Table1.A1" office:value-type="string">
            <text:p text:style-name="P2">March 2, 2025</text:p>
          </table:table-cell>
        </table:table-row>
      </table:table>
      <text:p text:style-name="P3">Report 4</text:p>
      <text:list text:style-name="L1">
        <text:list-item>
          <text:p text:style-name="P4">How does XAI improve trust and transparency in your project?<text:line-break/><text:span text:style-name="T5">Users are able to determine which aspects of the project came from the AI back-end. T</text:span><text:span text:style-name="T2">hey should be able to understand the logic behind the conversations that will allow them to build up faith in the effectiveness of the software.</text:span></text:p>
          <text:p text:style-name="P6"/>
        </text:list-item>
        <text:list-item>
          <text:p text:style-name="P4">Which XAI technique (visual, textual, example-based) is most applicable to your project and why?<text:line-break/><text:span text:style-name="T5">The open source RASA chat-bot has tooling that allows for easily follow-able stories and conversation threads. These can be explained textually and through </text:span><text:span text:style-name="T2">visual </text:span><text:span text:style-name="T5">decision tree diagrams.</text:span></text:p>
          <text:p text:style-name="P6"/>
        </text:list-item>
        <text:list-item>
          <text:p text:style-name="P4">How does the need for effective human oversight influence the XAI methods you will use in your project?<text:line-break/><text:span text:style-name="T2">The human oversight aspect of the project is the availability to report incorrect or harmful suggestions from the chat-bot to a real person. This is an easy to access feature that users will know about from the beginning.</text:span></text:p>
          <text:p text:style-name="P4"/>
        </text:list-item>
        <text:list-item>
          <text:p text:style-name="P4">What are the key biases and limitations in your project that XAI could help identify?<text:line-break/><text:span text:style-name="T5">Differences in how people might react to different situations in another culture </text:span><text:span text:style-name="T2">and language. The conversation flow that is mapped out in the RASA dialogue trees helps to explain a natural flow of conversation and how things are expected to go.</text:span><text:span text:style-name="T5"><text:line-break/></text:span></text:p>
        </text:list-item>
        <text:list-item>
          <text:p text:style-name="P4">Choose an XAI method that would significantly enhance the interpretability of your project's AI system. Why this one?<text:line-break/><text:span text:style-name="T3">The DIME method would be able to analyze </text:span><text:span text:style-name="T6">the Natural Language Understanding data and give insight into how different words will affect the flow of conversation. </text:span><text:span text:style-name="T8">I chose this tool because it was the only thing I could find that would work with the Rasa project.</text:span></text:p>
          <text:p text:style-name="P4"/>
        </text:list-item>
        <text:list-item>
          <text:p text:style-name="P4">How does the challenge of balancing interpretability and model complexity manifest in your project?<text:line-break/><text:span text:style-name="T7">It shouldn’t have a detrimental effect towards the complexity of the model. The conversations will be modeled to be simple to progress through and understand.<text:line-break/></text:span></text:p>
        </text:list-item>
        <text:list-item>
          <text:p text:style-name="P4">In what ways will XAI facilitate better human-AI collaboration in your project?<text:line-break/><text:span text:style-name="T8">Users will have a better understanding of the role of the chat-bot in the interaction.</text:span></text:p>
          <text:p text:style-name="P4"/>
        </text:list-item>
        <text:list-item>
          <text:p text:style-name="P4"><text:soft-page-break/>What role does XAI play in understanding and mitigating biases within your project's AI system?<text:line-break/><text:span text:style-name="T9">Users may understand why a certain response was given and understand the importance of providing feedback or corrections to a chat-bot response.</text:span></text:p>
          <text:p text:style-name="P4"/>
        </text:list-item>
        <text:list-item>
          <text:p text:style-name="P4">How will you implement model-agnostic XAI methods like LIME or SHAP in your project?</text:p>
          <text:p text:style-name="P5"><text:span text:style-name="T3">There is an application called Dime-XAI that is setup to work with classifiers for Rasa NLU: </text:span><text:a xlink:type="simple" xlink:href="https://github.com/DIME-XAI/dime-xai" text:style-name="Internet_20_link" text:visited-style-name="Visited_20_Internet_20_Link"><text:span text:style-name="T1">https://github.com/DIME-XAI/dime-xai</text:span></text:a><text:span text:style-name="T1"> </text:span><text:span text:style-name="T3">It will require some further research to get working and determine if its a viable tool for the project.</text:span><text:line-break/></text:p>
        </text:list-item>
        <text:list-item>
          <text:p text:style-name="P4">What steps will you take to ensure the explanations provided by your project's AI system are robust and reliable?<text:line-break/><text:span text:style-name="T4">During feedback interviews we can include questions that ask for users to give their best understanding of the project before and after reading through any explanatory text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5:25:40.778162374</meta:creation-date>
    <dc:date>2025-03-02T21:08:59.505032023</dc:date>
    <meta:editing-duration>PT1H44M6S</meta:editing-duration>
    <meta:editing-cycles>7</meta:editing-cycles>
    <meta:generator>LibreOffice/24.2.7.2$Linux_X86_64 LibreOffice_project/420$Build-2</meta:generator>
    <meta:document-statistic meta:table-count="1" meta:image-count="0" meta:object-count="0" meta:page-count="2" meta:paragraph-count="15" meta:word-count="485" meta:character-count="2941" meta:non-whitespace-character-count="2478"/>
  </office:meta>
</office:document-meta>
</file>